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2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Hiperv_237_nculo" style:data-style-name="N0"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FEBRERO 2024, consta de varias secciones que nos permiten tener indicadores de empleo a nivel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3-13T00:00:00" table:style-name="ce5">
            <text:p>2024-03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Responsable</text:p>
          </table:table-cell>
          <table:table-cell office:value-type="string" table:style-name="ce7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Etiquetas</text:p>
          </table:table-cell>
          <table:table-cell office:value-type="string" table:style-name="ce3">
            <text:p>Enemdu, actividad enconómica, trabajo, empleo, desempleo, fuentes de ingres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URI</text:p>
          </table:table-cell>
          <table:table-cell office:value-type="string" table:style-name="ce9">
            <text:p><text:a xlink:href="https://www.ecuadorencifras.gob.ec/documentos/web-inec/EMPLEO/2024/Febrero_2024/2_BDD_DATOS_ABIERTOS_ENEMDU_2024_02_CSV.zip">https://www.ecuadorencifras.gob.ec/documentos/web-inec/EMPLEO/2024/Febrero_2024/2_BDD_DATOS_ABIERTOS_ENEMDU_2024_02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6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3-13T15:15:35Z</dc:date>
  </office:meta>
</office:document-meta>
</file>